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78mm"/>
    </style:style>
    <style:style style:name="co3" style:family="table-column">
      <style:table-column-properties fo:break-before="auto" style:column-width="26.37mm"/>
    </style:style>
    <style:style style:name="co4" style:family="table-column">
      <style:table-column-properties fo:break-before="auto" style:column-width="26.88mm"/>
    </style:style>
    <style:style style:name="co5" style:family="table-column">
      <style:table-column-properties fo:break-before="auto" style:column-width="28.42mm"/>
    </style:style>
    <style:style style:name="co6" style:family="table-column">
      <style:table-column-properties fo:break-before="auto" style:column-width="34.54mm"/>
    </style:style>
    <style:style style:name="co7" style:family="table-column">
      <style:table-column-properties fo:break-before="auto" style:column-width="31.49mm"/>
    </style:style>
    <style:style style:name="co8" style:family="table-column">
      <style:table-column-properties fo:break-before="auto" style:column-width="27.06mm"/>
    </style:style>
    <style:style style:name="co9" style:family="table-column">
      <style:table-column-properties fo:break-before="auto" style:column-width="28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11"/>
    <style:style style:name="ce3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 office:value-type="string" calcext:value-type="string">
            <text:p>File size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Repart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1024" calcext:value-type="float">
            <text:p>1024</text:p>
          </table:table-cell>
          <table:table-cell office:value-type="float" office:value="29126558" calcext:value-type="float">
            <text:p>29126558</text:p>
          </table:table-cell>
          <table:table-cell table:style-name="ce1" table:formula="of:=[.C2]*[.B2]" office:value-type="float" office:value="29825595392" calcext:value-type="float">
            <text:p>29 825 595 392</text:p>
          </table:table-cell>
          <table:table-cell table:style-name="ce2" table:formula="of:=[.C2] / [.$C$25]" office:value-type="percentage" office:value="0.373580329596045" calcext:value-type="percentage">
            <text:p>37,36 %</text:p>
          </table:table-cell>
          <table:table-cell table:style-name="ce1" table:formula="of:=[.$C2]*[.$F$26]" office:value-type="float" office:value="116506232" calcext:value-type="float">
            <text:p>116 506 232</text:p>
          </table:table-cell>
          <table:table-cell table:style-name="ce1" table:formula="of:=[.F2]" office:value-type="float" office:value="116506232" calcext:value-type="float">
            <text:p>116 506 232</text:p>
          </table:table-cell>
          <table:table-cell table:style-name="ce1" table:formula="of:=[.$C2]*[.$F$26]" office:value-type="float" office:value="116506232" calcext:value-type="float">
            <text:p>116 506 232</text:p>
          </table:table-cell>
          <table:table-cell table:style-name="ce1" table:formula="of:=[.H2]" office:value-type="float" office:value="116506232" calcext:value-type="float">
            <text:p>116 506 232</text:p>
          </table:table-cell>
          <table:table-cell table:style-name="ce1" table:formula="of:=[.$C2]*[.$F$26]" office:value-type="float" office:value="116506232" calcext:value-type="float">
            <text:p>116 506 232</text:p>
          </table:table-cell>
          <table:table-cell table:style-name="ce1" table:formula="of:=[.J2]" office:value-type="float" office:value="116506232" calcext:value-type="float">
            <text:p>116 506 232</text:p>
          </table:table-cell>
          <table:table-cell table:style-name="ce1" table:formula="of:=[.$C2]*[.$F$26]" office:value-type="float" office:value="116506232" calcext:value-type="float">
            <text:p>116 506 232</text:p>
          </table:table-cell>
          <table:table-cell table:style-name="ce1" table:formula="of:=[.L2]" office:value-type="float" office:value="116506232" calcext:value-type="float">
            <text:p>116 506 232</text:p>
          </table:table-cell>
          <table:table-cell table:style-name="ce1" table:formula="of:=[.$C2]*[.$F$26]" office:value-type="float" office:value="116506232" calcext:value-type="float">
            <text:p>116 506 232</text:p>
          </table:table-cell>
          <table:table-cell table:style-name="ce1" table:formula="of:=[.N2]" office:value-type="float" office:value="116506232" calcext:value-type="float">
            <text:p>116 506 232</text:p>
          </table:table-cell>
        </table:table-row>
        <table:table-row table:style-name="ro1">
          <table:table-cell office:value-type="string" calcext:value-type="string">
            <text:p>2k</text:p>
          </table:table-cell>
          <table:table-cell office:value-type="float" office:value="2048" calcext:value-type="float">
            <text:p>2048</text:p>
          </table:table-cell>
          <table:table-cell office:value-type="float" office:value="8649088" calcext:value-type="float">
            <text:p>8649088</text:p>
          </table:table-cell>
          <table:table-cell table:style-name="ce1" table:formula="of:=[.C3]*[.B3]+[.D2]" office:value-type="float" office:value="47538927616" calcext:value-type="float">
            <text:p>47 538 927 616</text:p>
          </table:table-cell>
          <table:table-cell table:style-name="ce2" table:formula="of:=[.E2]+[.C3]/[.$C$25]" office:value-type="percentage" office:value="0.484514451840946" calcext:value-type="percentage">
            <text:p>48,45 %</text:p>
          </table:table-cell>
          <table:table-cell table:style-name="ce1" table:formula="of:=[.$C3]*[.$F$26]" office:value-type="float" office:value="34596352" calcext:value-type="float">
            <text:p>34 596 352</text:p>
          </table:table-cell>
          <table:table-cell table:style-name="ce1" table:formula="of:=[.F3]+[.G2]" office:value-type="float" office:value="151102584" calcext:value-type="float">
            <text:p>151 102 584</text:p>
          </table:table-cell>
          <table:table-cell table:style-name="ce1" table:formula="of:=[.$C3]*[.$F$26]" office:value-type="float" office:value="34596352" calcext:value-type="float">
            <text:p>34 596 352</text:p>
          </table:table-cell>
          <table:table-cell table:style-name="ce1" table:formula="of:=[.H3]+[.I2]" office:value-type="float" office:value="151102584" calcext:value-type="float">
            <text:p>151 102 584</text:p>
          </table:table-cell>
          <table:table-cell table:style-name="ce1" table:formula="of:=[.$C3]*[.$F$26]" office:value-type="float" office:value="34596352" calcext:value-type="float">
            <text:p>34 596 352</text:p>
          </table:table-cell>
          <table:table-cell table:style-name="ce1" table:formula="of:=[.J3]+[.K2]" office:value-type="float" office:value="151102584" calcext:value-type="float">
            <text:p>151 102 584</text:p>
          </table:table-cell>
          <table:table-cell table:style-name="ce1" table:formula="of:=[.$C3]*[.$F$26]" office:value-type="float" office:value="34596352" calcext:value-type="float">
            <text:p>34 596 352</text:p>
          </table:table-cell>
          <table:table-cell table:style-name="ce1" table:formula="of:=[.L3]+[.M2]" office:value-type="float" office:value="151102584" calcext:value-type="float">
            <text:p>151 102 584</text:p>
          </table:table-cell>
          <table:table-cell table:style-name="ce1" table:formula="of:=[.$C3]*[.$F$26]" office:value-type="float" office:value="34596352" calcext:value-type="float">
            <text:p>34 596 352</text:p>
          </table:table-cell>
          <table:table-cell table:style-name="ce1" table:formula="of:=[.N3]+[.O2]" office:value-type="float" office:value="151102584" calcext:value-type="float">
            <text:p>151 102 584</text:p>
          </table:table-cell>
        </table:table-row>
        <table:table-row table:style-name="ro1">
          <table:table-cell office:value-type="string" calcext:value-type="string">
            <text:p>4k</text:p>
          </table:table-cell>
          <table:table-cell office:value-type="float" office:value="4096" calcext:value-type="float">
            <text:p>4096</text:p>
          </table:table-cell>
          <table:table-cell office:value-type="float" office:value="7915884" calcext:value-type="float">
            <text:p>7915884</text:p>
          </table:table-cell>
          <table:table-cell table:style-name="ce1" table:formula="of:=[.C4]*[.B4]+[.D3]" office:value-type="float" office:value="79962388480" calcext:value-type="float">
            <text:p>79 962 388 480</text:p>
          </table:table-cell>
          <table:table-cell table:style-name="ce2" table:formula="of:=[.E3]+[.C4]/[.$C$25]" office:value-type="percentage" office:value="0.586044421628796" calcext:value-type="percentage">
            <text:p>58,60 %</text:p>
          </table:table-cell>
          <table:table-cell table:style-name="ce1" table:formula="of:=[.$C4]*[.$F$26]" office:value-type="float" office:value="31663536" calcext:value-type="float">
            <text:p>31 663 536</text:p>
          </table:table-cell>
          <table:table-cell table:style-name="ce1" table:formula="of:=[.F4]+[.G3]" office:value-type="float" office:value="182766120" calcext:value-type="float">
            <text:p>182 766 120</text:p>
          </table:table-cell>
          <table:table-cell table:style-name="ce1" table:formula="of:=[.$C4]*[.$F$26]" office:value-type="float" office:value="31663536" calcext:value-type="float">
            <text:p>31 663 536</text:p>
          </table:table-cell>
          <table:table-cell table:style-name="ce1" table:formula="of:=[.H4]+[.I3]" office:value-type="float" office:value="182766120" calcext:value-type="float">
            <text:p>182 766 120</text:p>
          </table:table-cell>
          <table:table-cell table:style-name="ce1" table:formula="of:=[.$C4]*[.$F$26]" office:value-type="float" office:value="31663536" calcext:value-type="float">
            <text:p>31 663 536</text:p>
          </table:table-cell>
          <table:table-cell table:style-name="ce1" table:formula="of:=[.J4]+[.K3]" office:value-type="float" office:value="182766120" calcext:value-type="float">
            <text:p>182 766 120</text:p>
          </table:table-cell>
          <table:table-cell table:style-name="ce1" table:formula="of:=[.$C4]*[.$F$26]" office:value-type="float" office:value="31663536" calcext:value-type="float">
            <text:p>31 663 536</text:p>
          </table:table-cell>
          <table:table-cell table:style-name="ce1" table:formula="of:=[.L4]+[.M3]" office:value-type="float" office:value="182766120" calcext:value-type="float">
            <text:p>182 766 120</text:p>
          </table:table-cell>
          <table:table-cell table:style-name="ce1" table:formula="of:=[.$C4]*[.$F$26]" office:value-type="float" office:value="31663536" calcext:value-type="float">
            <text:p>31 663 536</text:p>
          </table:table-cell>
          <table:table-cell table:style-name="ce1" table:formula="of:=[.N4]+[.O3]" office:value-type="float" office:value="182766120" calcext:value-type="float">
            <text:p>182 766 120</text:p>
          </table:table-cell>
        </table:table-row>
        <table:table-row table:style-name="ro1">
          <table:table-cell office:value-type="string" calcext:value-type="string">
            <text:p>8k</text:p>
          </table:table-cell>
          <table:table-cell office:value-type="float" office:value="8192" calcext:value-type="float">
            <text:p>8192</text:p>
          </table:table-cell>
          <table:table-cell office:value-type="float" office:value="6394302" calcext:value-type="float">
            <text:p>6394302</text:p>
          </table:table-cell>
          <table:table-cell table:style-name="ce1" table:formula="of:=[.C5]*[.B5]+[.D4]" office:value-type="float" office:value="132344510464" calcext:value-type="float">
            <text:p>132 344 510 464</text:p>
          </table:table-cell>
          <table:table-cell table:style-name="ce2" table:formula="of:=[.E4]+[.C5]/[.$C$25]" office:value-type="percentage" office:value="0.668058418912535" calcext:value-type="percentage">
            <text:p>66,81 %</text:p>
          </table:table-cell>
          <table:table-cell table:style-name="ce1" table:formula="of:=[.$C5]*[.$F$26]" office:value-type="float" office:value="25577208" calcext:value-type="float">
            <text:p>25 577 208</text:p>
          </table:table-cell>
          <table:table-cell table:style-name="ce1" table:formula="of:=[.F5]+[.G4]" office:value-type="float" office:value="208343328" calcext:value-type="float">
            <text:p>208 343 328</text:p>
          </table:table-cell>
          <table:table-cell table:style-name="ce1" table:formula="of:=[.$C5]*[.$F$26]" office:value-type="float" office:value="25577208" calcext:value-type="float">
            <text:p>25 577 208</text:p>
          </table:table-cell>
          <table:table-cell table:style-name="ce1" table:formula="of:=[.H5]+[.I4]" office:value-type="float" office:value="208343328" calcext:value-type="float">
            <text:p>208 343 328</text:p>
          </table:table-cell>
          <table:table-cell table:style-name="ce1" table:formula="of:=[.$C5]*[.$F$26]" office:value-type="float" office:value="25577208" calcext:value-type="float">
            <text:p>25 577 208</text:p>
          </table:table-cell>
          <table:table-cell table:style-name="ce1" table:formula="of:=[.J5]+[.K4]" office:value-type="float" office:value="208343328" calcext:value-type="float">
            <text:p>208 343 328</text:p>
          </table:table-cell>
          <table:table-cell table:style-name="ce1" table:formula="of:=[.$C5]*[.$F$26]" office:value-type="float" office:value="25577208" calcext:value-type="float">
            <text:p>25 577 208</text:p>
          </table:table-cell>
          <table:table-cell table:style-name="ce1" table:formula="of:=[.L5]+[.M4]" office:value-type="float" office:value="208343328" calcext:value-type="float">
            <text:p>208 343 328</text:p>
          </table:table-cell>
          <table:table-cell table:style-name="ce1" table:formula="of:=[.$C5]*[.$F$26]" office:value-type="float" office:value="25577208" calcext:value-type="float">
            <text:p>25 577 208</text:p>
          </table:table-cell>
          <table:table-cell table:style-name="ce1" table:formula="of:=[.N5]+[.O4]" office:value-type="float" office:value="208343328" calcext:value-type="float">
            <text:p>208 343 328</text:p>
          </table:table-cell>
        </table:table-row>
        <table:table-row table:style-name="ro1">
          <table:table-cell office:value-type="string" calcext:value-type="string">
            <text:p>16k</text:p>
          </table:table-cell>
          <table:table-cell table:formula="of:=16*1024" office:value-type="float" office:value="16384" calcext:value-type="float">
            <text:p>16384</text:p>
          </table:table-cell>
          <table:table-cell office:value-type="float" office:value="4839627" calcext:value-type="float">
            <text:p>4839627</text:p>
          </table:table-cell>
          <table:table-cell table:style-name="ce1" table:formula="of:=[.C6]*[.B6]+[.D5]" office:value-type="float" office:value="211636959232" calcext:value-type="float">
            <text:p>211 636 959 232</text:p>
          </table:table-cell>
          <table:table-cell table:style-name="ce2" table:formula="of:=[.E5]+[.C6]/[.$C$25]" office:value-type="percentage" office:value="0.730131989355768" calcext:value-type="percentage">
            <text:p>73,01 %</text:p>
          </table:table-cell>
          <table:table-cell table:style-name="ce1" table:formula="of:=[.$C6]*[.$F$26]" office:value-type="float" office:value="19358508" calcext:value-type="float">
            <text:p>19 358 508</text:p>
          </table:table-cell>
          <table:table-cell table:style-name="ce1" table:formula="of:=[.F6]+[.G5]" office:value-type="float" office:value="227701836" calcext:value-type="float">
            <text:p>227 701 836</text:p>
          </table:table-cell>
          <table:table-cell table:style-name="ce1" table:formula="of:=[.$C6]*[.$F$26]" office:value-type="float" office:value="19358508" calcext:value-type="float">
            <text:p>19 358 508</text:p>
          </table:table-cell>
          <table:table-cell table:style-name="ce1" table:formula="of:=[.H6]+[.I5]" office:value-type="float" office:value="227701836" calcext:value-type="float">
            <text:p>227 701 836</text:p>
          </table:table-cell>
          <table:table-cell table:style-name="ce1" table:formula="of:=[.$C6]*[.$F$26]" office:value-type="float" office:value="19358508" calcext:value-type="float">
            <text:p>19 358 508</text:p>
          </table:table-cell>
          <table:table-cell table:style-name="ce1" table:formula="of:=[.J6]+[.K5]" office:value-type="float" office:value="227701836" calcext:value-type="float">
            <text:p>227 701 836</text:p>
          </table:table-cell>
          <table:table-cell table:style-name="ce1" table:formula="of:=[.$C6]*[.$F$26]" office:value-type="float" office:value="19358508" calcext:value-type="float">
            <text:p>19 358 508</text:p>
          </table:table-cell>
          <table:table-cell table:style-name="ce1" table:formula="of:=[.L6]+[.M5]" office:value-type="float" office:value="227701836" calcext:value-type="float">
            <text:p>227 701 836</text:p>
          </table:table-cell>
          <table:table-cell table:style-name="ce1" table:formula="of:=[.$C6]*[.$F$26]" office:value-type="float" office:value="19358508" calcext:value-type="float">
            <text:p>19 358 508</text:p>
          </table:table-cell>
          <table:table-cell table:style-name="ce1" table:formula="of:=[.N6]+[.O5]" office:value-type="float" office:value="227701836" calcext:value-type="float">
            <text:p>227 701 836</text:p>
          </table:table-cell>
        </table:table-row>
        <table:table-row table:style-name="ro1">
          <table:table-cell office:value-type="string" calcext:value-type="string">
            <text:p>32k</text:p>
          </table:table-cell>
          <table:table-cell table:formula="of:=32*1024" office:value-type="float" office:value="32768" calcext:value-type="float">
            <text:p>32768</text:p>
          </table:table-cell>
          <table:table-cell office:value-type="float" office:value="3606949" calcext:value-type="float">
            <text:p>3606949</text:p>
          </table:table-cell>
          <table:table-cell table:style-name="ce1" table:formula="of:=[.C7]*[.B7]+[.D6]" office:value-type="float" office:value="329829464064" calcext:value-type="float">
            <text:p>329 829 464 064</text:p>
          </table:table-cell>
          <table:table-cell table:style-name="ce2" table:formula="of:=[.E6]+[.C7]/[.$C$25]" office:value-type="percentage" office:value="0.776395100714691" calcext:value-type="percentage">
            <text:p>77,64 %</text:p>
          </table:table-cell>
          <table:table-cell table:style-name="ce1" table:formula="of:=[.$C7]*[.$F$26]" office:value-type="float" office:value="14427796" calcext:value-type="float">
            <text:p>14 427 796</text:p>
          </table:table-cell>
          <table:table-cell table:style-name="ce1" table:formula="of:=[.F7]+[.G6]" office:value-type="float" office:value="242129632" calcext:value-type="float">
            <text:p>242 129 632</text:p>
          </table:table-cell>
          <table:table-cell table:style-name="ce1" table:formula="of:=[.$C7]*[.$F$26]" office:value-type="float" office:value="14427796" calcext:value-type="float">
            <text:p>14 427 796</text:p>
          </table:table-cell>
          <table:table-cell table:style-name="ce1" table:formula="of:=[.H7]+[.I6]" office:value-type="float" office:value="242129632" calcext:value-type="float">
            <text:p>242 129 632</text:p>
          </table:table-cell>
          <table:table-cell table:style-name="ce1" table:formula="of:=[.$C7]*[.$F$26]" office:value-type="float" office:value="14427796" calcext:value-type="float">
            <text:p>14 427 796</text:p>
          </table:table-cell>
          <table:table-cell table:style-name="ce1" table:formula="of:=[.J7]+[.K6]" office:value-type="float" office:value="242129632" calcext:value-type="float">
            <text:p>242 129 632</text:p>
          </table:table-cell>
          <table:table-cell table:style-name="ce1" table:formula="of:=[.$C7]*[.$F$26]" office:value-type="float" office:value="14427796" calcext:value-type="float">
            <text:p>14 427 796</text:p>
          </table:table-cell>
          <table:table-cell table:style-name="ce1" table:formula="of:=[.L7]+[.M6]" office:value-type="float" office:value="242129632" calcext:value-type="float">
            <text:p>242 129 632</text:p>
          </table:table-cell>
          <table:table-cell table:style-name="ce1" table:formula="of:=[.$C7]*[.$F$26]" office:value-type="float" office:value="14427796" calcext:value-type="float">
            <text:p>14 427 796</text:p>
          </table:table-cell>
          <table:table-cell table:style-name="ce1" table:formula="of:=[.N7]+[.O6]" office:value-type="float" office:value="242129632" calcext:value-type="float">
            <text:p>242 129 632</text:p>
          </table:table-cell>
        </table:table-row>
        <table:table-row table:style-name="ro1">
          <table:table-cell office:value-type="string" calcext:value-type="string">
            <text:p>64k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3477900" calcext:value-type="float">
            <text:p>3477900</text:p>
          </table:table-cell>
          <table:table-cell table:style-name="ce1" table:formula="of:=[.C8]*[.B8]+[.D7]" office:value-type="float" office:value="557757118464" calcext:value-type="float">
            <text:p>557 757 118 464</text:p>
          </table:table-cell>
          <table:table-cell table:style-name="ce2" table:formula="of:=[.E7]+[.C8]/[.$C$25]" office:value-type="percentage" office:value="0.821003015879335" calcext:value-type="percentage">
            <text:p>82,10 %</text:p>
          </table:table-cell>
          <table:table-cell table:style-name="ce1" table:formula="of:=[.$C8]*[.$F$26]" office:value-type="float" office:value="13911600" calcext:value-type="float">
            <text:p>13 911 600</text:p>
          </table:table-cell>
          <table:table-cell table:style-name="ce1" table:formula="of:=[.F8]+[.G7]" office:value-type="float" office:value="256041232" calcext:value-type="float">
            <text:p>256 041 232</text:p>
          </table:table-cell>
          <table:table-cell table:style-name="ce1" table:formula="of:=[.$C8]*[.$F$26]" office:value-type="float" office:value="13911600" calcext:value-type="float">
            <text:p>13 911 600</text:p>
          </table:table-cell>
          <table:table-cell table:style-name="ce1" table:formula="of:=[.H8]+[.I7]" office:value-type="float" office:value="256041232" calcext:value-type="float">
            <text:p>256 041 232</text:p>
          </table:table-cell>
          <table:table-cell table:style-name="ce1" table:formula="of:=[.$C8]*[.$F$26]" office:value-type="float" office:value="13911600" calcext:value-type="float">
            <text:p>13 911 600</text:p>
          </table:table-cell>
          <table:table-cell table:style-name="ce1" table:formula="of:=[.J8]+[.K7]" office:value-type="float" office:value="256041232" calcext:value-type="float">
            <text:p>256 041 232</text:p>
          </table:table-cell>
          <table:table-cell table:style-name="ce1" table:formula="of:=[.$C8]*[.$F$26]" office:value-type="float" office:value="13911600" calcext:value-type="float">
            <text:p>13 911 600</text:p>
          </table:table-cell>
          <table:table-cell table:style-name="ce1" table:formula="of:=[.L8]+[.M7]" office:value-type="float" office:value="256041232" calcext:value-type="float">
            <text:p>256 041 232</text:p>
          </table:table-cell>
          <table:table-cell table:style-name="ce1" table:formula="of:=[.$C8]*[.$F$26]" office:value-type="float" office:value="13911600" calcext:value-type="float">
            <text:p>13 911 600</text:p>
          </table:table-cell>
          <table:table-cell table:style-name="ce1" table:formula="of:=[.N8]+[.O7]" office:value-type="float" office:value="256041232" calcext:value-type="float">
            <text:p>256 041 232</text:p>
          </table:table-cell>
        </table:table-row>
        <table:table-row table:style-name="ro1">
          <table:table-cell office:value-type="string" calcext:value-type="string">
            <text:p>128k</text:p>
          </table:table-cell>
          <table:table-cell table:formula="of:=128*1024" office:value-type="float" office:value="131072" calcext:value-type="float">
            <text:p>131072</text:p>
          </table:table-cell>
          <table:table-cell office:value-type="float" office:value="5158625" calcext:value-type="float">
            <text:p>5158625</text:p>
          </table:table-cell>
          <table:table-cell table:style-name="ce1" table:formula="of:=[.C9]*[.B9]+[.D8]" office:value-type="float" office:value="1233908414464" calcext:value-type="float">
            <text:p>1 233 908 414 464</text:p>
          </table:table-cell>
          <table:table-cell table:style-name="ce2" table:formula="of:=[.E8]+[.C9]/[.$C$25]" office:value-type="percentage" office:value="0.887168088585915" calcext:value-type="percentage">
            <text:p>88,72 %</text:p>
          </table:table-cell>
          <table:table-cell table:style-name="ce1" table:formula="of:=[.$C9]*[.$F$26]" office:value-type="float" office:value="20634500" calcext:value-type="float">
            <text:p>20 634 500</text:p>
          </table:table-cell>
          <table:table-cell table:style-name="ce1" table:formula="of:=[.F9]+[.G8]" office:value-type="float" office:value="276675732" calcext:value-type="float">
            <text:p>276 675 732</text:p>
          </table:table-cell>
          <table:table-cell table:style-name="ce1" table:formula="of:=[.$C9]*[.$F$26]" office:value-type="float" office:value="20634500" calcext:value-type="float">
            <text:p>20 634 500</text:p>
          </table:table-cell>
          <table:table-cell table:style-name="ce1" table:formula="of:=[.H9]+[.I8]" office:value-type="float" office:value="276675732" calcext:value-type="float">
            <text:p>276 675 732</text:p>
          </table:table-cell>
          <table:table-cell table:style-name="ce1" table:formula="of:=[.$C9]*[.$F$26]" office:value-type="float" office:value="20634500" calcext:value-type="float">
            <text:p>20 634 500</text:p>
          </table:table-cell>
          <table:table-cell table:style-name="ce1" table:formula="of:=[.J9]+[.K8]" office:value-type="float" office:value="276675732" calcext:value-type="float">
            <text:p>276 675 732</text:p>
          </table:table-cell>
          <table:table-cell table:style-name="ce1" table:formula="of:=[.$C9]*[.$F$26]" office:value-type="float" office:value="20634500" calcext:value-type="float">
            <text:p>20 634 500</text:p>
          </table:table-cell>
          <table:table-cell table:style-name="ce1" table:formula="of:=[.L9]+[.M8]" office:value-type="float" office:value="276675732" calcext:value-type="float">
            <text:p>276 675 732</text:p>
          </table:table-cell>
          <table:table-cell table:style-name="ce1" table:formula="of:=[.$C9]*[.$F$26]" office:value-type="float" office:value="20634500" calcext:value-type="float">
            <text:p>20 634 500</text:p>
          </table:table-cell>
          <table:table-cell table:style-name="ce1" table:formula="of:=[.N9]+[.O8]" office:value-type="float" office:value="276675732" calcext:value-type="float">
            <text:p>276 675 732</text:p>
          </table:table-cell>
        </table:table-row>
        <table:table-row table:style-name="ro1">
          <table:table-cell office:value-type="string" calcext:value-type="string">
            <text:p>256k</text:p>
          </table:table-cell>
          <table:table-cell table:formula="of:=256*1024" office:value-type="float" office:value="262144" calcext:value-type="float">
            <text:p>262144</text:p>
          </table:table-cell>
          <table:table-cell office:value-type="float" office:value="3601985" calcext:value-type="float">
            <text:p>3601985</text:p>
          </table:table-cell>
          <table:table-cell table:style-name="ce1" table:formula="of:=[.C10]*[.B10]+[.D9]" office:value-type="float" office:value="2178147170304" calcext:value-type="float">
            <text:p>2 178 147 170 304</text:p>
          </table:table-cell>
          <table:table-cell table:style-name="ce2" table:formula="of:=[.E9]+[.C10]/[.$C$25]" office:value-type="percentage" office:value="0.933367531153073" calcext:value-type="percentage">
            <text:p>93,34 %</text:p>
          </table:table-cell>
          <table:table-cell table:style-name="ce1" table:formula="of:=[.$C10]*[.$F$26]" office:value-type="float" office:value="14407940" calcext:value-type="float">
            <text:p>14 407 940</text:p>
          </table:table-cell>
          <table:table-cell table:style-name="ce1" table:formula="of:=[.F10]+[.G9]" office:value-type="float" office:value="291083672" calcext:value-type="float">
            <text:p>291 083 672</text:p>
          </table:table-cell>
          <table:table-cell table:style-name="ce1" table:formula="of:=[.$C10]*[.$F$26]" office:value-type="float" office:value="14407940" calcext:value-type="float">
            <text:p>14 407 940</text:p>
          </table:table-cell>
          <table:table-cell table:style-name="ce1" table:formula="of:=[.H10]+[.I9]" office:value-type="float" office:value="291083672" calcext:value-type="float">
            <text:p>291 083 672</text:p>
          </table:table-cell>
          <table:table-cell table:style-name="ce1" table:formula="of:=[.$C10]*[.$F$26]" office:value-type="float" office:value="14407940" calcext:value-type="float">
            <text:p>14 407 940</text:p>
          </table:table-cell>
          <table:table-cell table:style-name="ce1" table:formula="of:=[.J10]+[.K9]" office:value-type="float" office:value="291083672" calcext:value-type="float">
            <text:p>291 083 672</text:p>
          </table:table-cell>
          <table:table-cell table:style-name="ce1" table:formula="of:=[.$C10]*[.$F$26]" office:value-type="float" office:value="14407940" calcext:value-type="float">
            <text:p>14 407 940</text:p>
          </table:table-cell>
          <table:table-cell table:style-name="ce1" table:formula="of:=[.L10]+[.M9]" office:value-type="float" office:value="291083672" calcext:value-type="float">
            <text:p>291 083 672</text:p>
          </table:table-cell>
          <table:table-cell table:style-name="ce1" table:formula="of:=[.$C10]*[.$F$26]" office:value-type="float" office:value="14407940" calcext:value-type="float">
            <text:p>14 407 940</text:p>
          </table:table-cell>
          <table:table-cell table:style-name="ce1" table:formula="of:=[.N10]+[.O9]" office:value-type="float" office:value="291083672" calcext:value-type="float">
            <text:p>291 083 672</text:p>
          </table:table-cell>
        </table:table-row>
        <table:table-row table:style-name="ro1">
          <table:table-cell office:value-type="string" calcext:value-type="string">
            <text:p>512k</text:p>
          </table:table-cell>
          <table:table-cell table:formula="of:=512*1024" office:value-type="float" office:value="524288" calcext:value-type="float">
            <text:p>524288</text:p>
          </table:table-cell>
          <table:table-cell office:value-type="float" office:value="971108" calcext:value-type="float">
            <text:p>971108</text:p>
          </table:table-cell>
          <table:table-cell table:style-name="ce1" table:formula="of:=[.C11]*[.B11]+[.D10]" office:value-type="float" office:value="2687287441408" calcext:value-type="float">
            <text:p>2 687 287 441 408</text:p>
          </table:table-cell>
          <table:table-cell table:style-name="ce2" table:formula="of:=[.E10]+[.C11]/[.$C$25]" office:value-type="percentage" office:value="0.945823065607689" calcext:value-type="percentage">
            <text:p>94,58 %</text:p>
          </table:table-cell>
          <table:table-cell table:style-name="ce1" table:formula="of:=[.$C11]*[.$F$26]" office:value-type="float" office:value="3884432" calcext:value-type="float">
            <text:p>3 884 432</text:p>
          </table:table-cell>
          <table:table-cell table:style-name="ce1" table:formula="of:=[.F11]+[.G10]" office:value-type="float" office:value="294968104" calcext:value-type="float">
            <text:p>294 968 104</text:p>
          </table:table-cell>
          <table:table-cell table:style-name="ce1" table:formula="of:=[.$C11]*[.$F$26]" office:value-type="float" office:value="3884432" calcext:value-type="float">
            <text:p>3 884 432</text:p>
          </table:table-cell>
          <table:table-cell table:style-name="ce1" table:formula="of:=[.H11]+[.I10]" office:value-type="float" office:value="294968104" calcext:value-type="float">
            <text:p>294 968 104</text:p>
          </table:table-cell>
          <table:table-cell table:style-name="ce1" table:formula="of:=[.$C11]*[.$F$26]" office:value-type="float" office:value="3884432" calcext:value-type="float">
            <text:p>3 884 432</text:p>
          </table:table-cell>
          <table:table-cell table:style-name="ce1" table:formula="of:=[.J11]+[.K10]" office:value-type="float" office:value="294968104" calcext:value-type="float">
            <text:p>294 968 104</text:p>
          </table:table-cell>
          <table:table-cell table:style-name="ce1" table:formula="of:=[.$C11]*[.$F$26]" office:value-type="float" office:value="3884432" calcext:value-type="float">
            <text:p>3 884 432</text:p>
          </table:table-cell>
          <table:table-cell table:style-name="ce1" table:formula="of:=[.L11]+[.M10]" office:value-type="float" office:value="294968104" calcext:value-type="float">
            <text:p>294 968 104</text:p>
          </table:table-cell>
          <table:table-cell table:style-name="ce1" table:formula="of:=[.$C11]*[.$F$26]" office:value-type="float" office:value="3884432" calcext:value-type="float">
            <text:p>3 884 432</text:p>
          </table:table-cell>
          <table:table-cell table:style-name="ce1" table:formula="of:=[.N11]+[.O10]" office:value-type="float" office:value="294968104" calcext:value-type="float">
            <text:p>294 968 104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table:formula="of:=1024*1024" office:value-type="float" office:value="1048576" calcext:value-type="float">
            <text:p>1048576</text:p>
          </table:table-cell>
          <table:table-cell office:value-type="float" office:value="875574" calcext:value-type="float">
            <text:p>875574</text:p>
          </table:table-cell>
          <table:table-cell table:style-name="ce1" table:formula="of:=[.C12]*[.B12]+[.D11]" office:value-type="float" office:value="3605393324032" calcext:value-type="float">
            <text:p>3 605 393 324 032</text:p>
          </table:table-cell>
          <table:table-cell table:style-name="ce2" table:formula="of:=[.E11]+[.C12]/[.$C$25]" office:value-type="percentage" office:value="0.957053270821285" calcext:value-type="percentage">
            <text:p>95,71 %</text:p>
          </table:table-cell>
          <table:table-cell table:style-name="ce1" table:formula="of:=([.$B12]/([.$F$25]*1024))*[.$C12]*[.$F$26]" office:value-type="float" office:value="7004592" calcext:value-type="float">
            <text:p>7 004 592</text:p>
          </table:table-cell>
          <table:table-cell table:style-name="ce1" table:formula="of:=[.F12]+[.G11]" office:value-type="float" office:value="301972696" calcext:value-type="float">
            <text:p>301 972 696</text:p>
          </table:table-cell>
          <table:table-cell table:style-name="ce1" table:formula="of:=[.$C12]*[.$F$26]" office:value-type="float" office:value="3502296" calcext:value-type="float">
            <text:p>3 502 296</text:p>
          </table:table-cell>
          <table:table-cell table:style-name="ce1" table:formula="of:=[.H12]+[.I11]" office:value-type="float" office:value="298470400" calcext:value-type="float">
            <text:p>298 470 400</text:p>
          </table:table-cell>
          <table:table-cell table:style-name="ce1" table:formula="of:=[.$C12]*[.$F$26]" office:value-type="float" office:value="3502296" calcext:value-type="float">
            <text:p>3 502 296</text:p>
          </table:table-cell>
          <table:table-cell table:style-name="ce1" table:formula="of:=[.J12]+[.K11]" office:value-type="float" office:value="298470400" calcext:value-type="float">
            <text:p>298 470 400</text:p>
          </table:table-cell>
          <table:table-cell table:style-name="ce1" table:formula="of:=[.$C12]*[.$F$26]" office:value-type="float" office:value="3502296" calcext:value-type="float">
            <text:p>3 502 296</text:p>
          </table:table-cell>
          <table:table-cell table:style-name="ce1" table:formula="of:=[.L12]+[.M11]" office:value-type="float" office:value="298470400" calcext:value-type="float">
            <text:p>298 470 400</text:p>
          </table:table-cell>
          <table:table-cell table:style-name="ce1" table:formula="of:=[.$C12]*[.$F$26]" office:value-type="float" office:value="3502296" calcext:value-type="float">
            <text:p>3 502 296</text:p>
          </table:table-cell>
          <table:table-cell table:style-name="ce1" table:formula="of:=[.N12]+[.O11]" office:value-type="float" office:value="298470400" calcext:value-type="float">
            <text:p>298 470 400</text:p>
          </table:table-cell>
        </table:table-row>
        <table:table-row table:style-name="ro1">
          <table:table-cell office:value-type="string" calcext:value-type="string">
            <text:p>2M</text:p>
          </table:table-cell>
          <table:table-cell table:formula="of:=2*1024*1024" office:value-type="float" office:value="2097152" calcext:value-type="float">
            <text:p>2097152</text:p>
          </table:table-cell>
          <table:table-cell office:value-type="float" office:value="1698194" calcext:value-type="float">
            <text:p>1698194</text:p>
          </table:table-cell>
          <table:table-cell table:style-name="ce1" table:formula="of:=[.C13]*[.B13]+[.D12]" office:value-type="float" office:value="7166764267520" calcext:value-type="float">
            <text:p>7 166 764 267 520</text:p>
          </table:table-cell>
          <table:table-cell table:style-name="ce2" table:formula="of:=[.E12]+[.C13]/[.$C$25]" office:value-type="percentage" office:value="0.978834487614496" calcext:value-type="percentage">
            <text:p>97,88 %</text:p>
          </table:table-cell>
          <table:table-cell table:style-name="ce1" table:formula="of:=([.$B13]/([.F$25]*1024))*[.$C13]*[.$F$26]" office:value-type="float" office:value="27171104" calcext:value-type="float">
            <text:p>27 171 104</text:p>
          </table:table-cell>
          <table:table-cell table:style-name="ce1" table:formula="of:=[.F13]+[.G12]" office:value-type="float" office:value="329143800" calcext:value-type="float">
            <text:p>329 143 800</text:p>
          </table:table-cell>
          <table:table-cell table:style-name="ce1" table:formula="of:=([.$B13]/([.H$25]*1024))*[.$C13]*[.$F$26]" office:value-type="float" office:value="13585552" calcext:value-type="float">
            <text:p>13 585 552</text:p>
          </table:table-cell>
          <table:table-cell table:style-name="ce1" table:formula="of:=[.H13]+[.I12]" office:value-type="float" office:value="312055952" calcext:value-type="float">
            <text:p>312 055 952</text:p>
          </table:table-cell>
          <table:table-cell table:style-name="ce1" table:formula="of:=[.$C13]*[.$F$26]" office:value-type="float" office:value="6792776" calcext:value-type="float">
            <text:p>6 792 776</text:p>
          </table:table-cell>
          <table:table-cell table:style-name="ce1" table:formula="of:=[.J13]+[.K12]" office:value-type="float" office:value="305263176" calcext:value-type="float">
            <text:p>305 263 176</text:p>
          </table:table-cell>
          <table:table-cell table:style-name="ce1" table:formula="of:=[.$C13]*[.$F$26]" office:value-type="float" office:value="6792776" calcext:value-type="float">
            <text:p>6 792 776</text:p>
          </table:table-cell>
          <table:table-cell table:style-name="ce1" table:formula="of:=[.L13]+[.M12]" office:value-type="float" office:value="305263176" calcext:value-type="float">
            <text:p>305 263 176</text:p>
          </table:table-cell>
          <table:table-cell table:style-name="ce1" table:formula="of:=[.$C13]*[.$F$26]" office:value-type="float" office:value="6792776" calcext:value-type="float">
            <text:p>6 792 776</text:p>
          </table:table-cell>
          <table:table-cell table:style-name="ce1" table:formula="of:=[.N13]+[.O12]" office:value-type="float" office:value="305263176" calcext:value-type="float">
            <text:p>305 263 176</text:p>
          </table:table-cell>
        </table:table-row>
        <table:table-row table:style-name="ro1">
          <table:table-cell office:value-type="string" calcext:value-type="string">
            <text:p>4M</text:p>
          </table:table-cell>
          <table:table-cell table:formula="of:=4*1024*1024" office:value-type="float" office:value="4194304" calcext:value-type="float">
            <text:p>4194304</text:p>
          </table:table-cell>
          <table:table-cell office:value-type="float" office:value="1046430" calcext:value-type="float">
            <text:p>1046430</text:p>
          </table:table-cell>
          <table:table-cell table:style-name="ce1" table:formula="of:=[.C14]*[.B14]+[.D13]" office:value-type="float" office:value="11555809802240" calcext:value-type="float">
            <text:p>11 555 809 802 240</text:p>
          </table:table-cell>
          <table:table-cell table:style-name="ce2" table:formula="of:=[.E13]+[.C14]/[.$C$25]" office:value-type="percentage" office:value="0.992256110049224" calcext:value-type="percentage">
            <text:p>99,23 %</text:p>
          </table:table-cell>
          <table:table-cell table:style-name="ce1" table:formula="of:=([.$B14]/([.$F$25]*1024))*[.$C14]*[.$F$26]" office:value-type="float" office:value="33485760" calcext:value-type="float">
            <text:p>33 485 760</text:p>
          </table:table-cell>
          <table:table-cell table:style-name="ce1" table:formula="of:=[.F14]+[.G13]" office:value-type="float" office:value="362629560" calcext:value-type="float">
            <text:p>362 629 560</text:p>
          </table:table-cell>
          <table:table-cell table:style-name="ce1" table:formula="of:=([.$B14]/([.H$25]*1024))*[.$C14]*[.$F$26]" office:value-type="float" office:value="16742880" calcext:value-type="float">
            <text:p>16 742 880</text:p>
          </table:table-cell>
          <table:table-cell table:style-name="ce1" table:formula="of:=[.H14]+[.I13]" office:value-type="float" office:value="328798832" calcext:value-type="float">
            <text:p>328 798 832</text:p>
          </table:table-cell>
          <table:table-cell table:style-name="ce1" table:formula="of:=([.$B14]/([.J$25]*1024))*[.$C14]*[.$F$26]" office:value-type="float" office:value="8371440" calcext:value-type="float">
            <text:p>8 371 440</text:p>
          </table:table-cell>
          <table:table-cell table:style-name="ce1" table:formula="of:=[.J14]+[.K13]" office:value-type="float" office:value="313634616" calcext:value-type="float">
            <text:p>313 634 616</text:p>
          </table:table-cell>
          <table:table-cell table:style-name="ce1" table:formula="of:=([.$B14]/([.L$25]*1024))*[.$C14]*[.$F$26]" office:value-type="float" office:value="4185720" calcext:value-type="float">
            <text:p>4 185 720</text:p>
          </table:table-cell>
          <table:table-cell table:style-name="ce1" table:formula="of:=[.L14]+[.M13]" office:value-type="float" office:value="309448896" calcext:value-type="float">
            <text:p>309 448 896</text:p>
          </table:table-cell>
          <table:table-cell table:style-name="ce1" table:formula="of:=([.$B14]/([.N$25]*1024))*[.$C14]*[.$F$26]" office:value-type="float" office:value="2092860" calcext:value-type="float">
            <text:p>2 092 860</text:p>
          </table:table-cell>
          <table:table-cell table:style-name="ce1" table:formula="of:=[.N14]+[.O13]" office:value-type="float" office:value="307356036" calcext:value-type="float">
            <text:p>307 356 036</text:p>
          </table:table-cell>
        </table:table-row>
        <table:table-row table:style-name="ro1">
          <table:table-cell office:value-type="string" calcext:value-type="string">
            <text:p>8M</text:p>
          </table:table-cell>
          <table:table-cell table:formula="of:=8*1024*1024" office:value-type="float" office:value="8388608" calcext:value-type="float">
            <text:p>8388608</text:p>
          </table:table-cell>
          <table:table-cell office:value-type="float" office:value="309027" calcext:value-type="float">
            <text:p>309027</text:p>
          </table:table-cell>
          <table:table-cell table:style-name="ce1" table:formula="of:=[.C15]*[.B15]+[.D14]" office:value-type="float" office:value="14148116166656" calcext:value-type="float">
            <text:p>14 148 116 166 656</text:p>
          </table:table-cell>
          <table:table-cell table:style-name="ce2" table:formula="of:=[.E14]+[.C15]/[.$C$25]" office:value-type="percentage" office:value="0.996219723206469" calcext:value-type="percentage">
            <text:p>99,62 %</text:p>
          </table:table-cell>
          <table:table-cell table:style-name="ce1" table:formula="of:=([.$B15]/([.$F$25]*1024))*[.$C15]*[.$F$26]" office:value-type="float" office:value="19777728" calcext:value-type="float">
            <text:p>19 777 728</text:p>
          </table:table-cell>
          <table:table-cell table:style-name="ce1" table:formula="of:=[.F15]+[.G14]" office:value-type="float" office:value="382407288" calcext:value-type="float">
            <text:p>382 407 288</text:p>
          </table:table-cell>
          <table:table-cell table:style-name="ce1" table:formula="of:=([.$B15]/([.H$25]*1024))*[.$C15]*[.$F$26]" office:value-type="float" office:value="9888864" calcext:value-type="float">
            <text:p>9 888 864</text:p>
          </table:table-cell>
          <table:table-cell table:style-name="ce1" table:formula="of:=[.H15]+[.I14]" office:value-type="float" office:value="338687696" calcext:value-type="float">
            <text:p>338 687 696</text:p>
          </table:table-cell>
          <table:table-cell table:style-name="ce1" table:formula="of:=([.$B15]/([.J$25]*1024))*[.$C15]*[.$F$26]" office:value-type="float" office:value="4944432" calcext:value-type="float">
            <text:p>4 944 432</text:p>
          </table:table-cell>
          <table:table-cell table:style-name="ce1" table:formula="of:=[.J15]+[.K14]" office:value-type="float" office:value="318579048" calcext:value-type="float">
            <text:p>318 579 048</text:p>
          </table:table-cell>
          <table:table-cell table:style-name="ce1" table:formula="of:=([.$B15]/([.L$25]*1024))*[.$C15]*[.$F$26]" office:value-type="float" office:value="2472216" calcext:value-type="float">
            <text:p>2 472 216</text:p>
          </table:table-cell>
          <table:table-cell table:style-name="ce1" table:formula="of:=[.L15]+[.M14]" office:value-type="float" office:value="311921112" calcext:value-type="float">
            <text:p>311 921 112</text:p>
          </table:table-cell>
          <table:table-cell table:style-name="ce1" table:formula="of:=([.$B15]/([.N$25]*1024))*[.$C15]*[.$F$26]" office:value-type="float" office:value="1236108" calcext:value-type="float">
            <text:p>1 236 108</text:p>
          </table:table-cell>
          <table:table-cell table:style-name="ce1" table:formula="of:=[.N15]+[.O14]" office:value-type="float" office:value="308592144" calcext:value-type="float">
            <text:p>308 592 144</text:p>
          </table:table-cell>
        </table:table-row>
        <table:table-row table:style-name="ro1">
          <table:table-cell office:value-type="string" calcext:value-type="string">
            <text:p>16M</text:p>
          </table:table-cell>
          <table:table-cell table:formula="of:=16*1024*1024" office:value-type="float" office:value="16777216" calcext:value-type="float">
            <text:p>16777216</text:p>
          </table:table-cell>
          <table:table-cell office:value-type="float" office:value="105271" calcext:value-type="float">
            <text:p>105271</text:p>
          </table:table-cell>
          <table:table-cell table:style-name="ce1" table:formula="of:=[.C16]*[.B16]+[.D15]" office:value-type="float" office:value="15914270472192" calcext:value-type="float">
            <text:p>15 914 270 472 192</text:p>
          </table:table-cell>
          <table:table-cell table:style-name="ce2" table:formula="of:=[.E15]+[.C16]/[.$C$25]" office:value-type="percentage" office:value="0.99756994024471" calcext:value-type="percentage">
            <text:p>99,76 %</text:p>
          </table:table-cell>
          <table:table-cell table:style-name="ce1" table:formula="of:=([.$B16]/([.$F$25]*1024))*[.$C16]*[.$F$26]" office:value-type="float" office:value="13474688" calcext:value-type="float">
            <text:p>13 474 688</text:p>
          </table:table-cell>
          <table:table-cell table:style-name="ce1" table:formula="of:=[.F16]+[.G15]" office:value-type="float" office:value="395881976" calcext:value-type="float">
            <text:p>395 881 976</text:p>
          </table:table-cell>
          <table:table-cell table:style-name="ce1" table:formula="of:=([.$B16]/([.H$25]*1024))*[.$C16]*[.$F$26]" office:value-type="float" office:value="6737344" calcext:value-type="float">
            <text:p>6 737 344</text:p>
          </table:table-cell>
          <table:table-cell table:style-name="ce1" table:formula="of:=[.H16]+[.I15]" office:value-type="float" office:value="345425040" calcext:value-type="float">
            <text:p>345 425 040</text:p>
          </table:table-cell>
          <table:table-cell table:style-name="ce1" table:formula="of:=([.$B16]/([.J$25]*1024))*[.$C16]*[.$F$26]" office:value-type="float" office:value="3368672" calcext:value-type="float">
            <text:p>3 368 672</text:p>
          </table:table-cell>
          <table:table-cell table:style-name="ce1" table:formula="of:=[.J16]+[.K15]" office:value-type="float" office:value="321947720" calcext:value-type="float">
            <text:p>321 947 720</text:p>
          </table:table-cell>
          <table:table-cell table:style-name="ce1" table:formula="of:=([.$B16]/([.L$25]*1024))*[.$C16]*[.$F$26]" office:value-type="float" office:value="1684336" calcext:value-type="float">
            <text:p>1 684 336</text:p>
          </table:table-cell>
          <table:table-cell table:style-name="ce1" table:formula="of:=[.L16]+[.M15]" office:value-type="float" office:value="313605448" calcext:value-type="float">
            <text:p>313 605 448</text:p>
          </table:table-cell>
          <table:table-cell table:style-name="ce1" table:formula="of:=([.$B16]/([.N$25]*1024))*[.$C16]*[.$F$26]" office:value-type="float" office:value="842168" calcext:value-type="float">
            <text:p>842 168</text:p>
          </table:table-cell>
          <table:table-cell table:style-name="ce1" table:formula="of:=[.N16]+[.O15]" office:value-type="float" office:value="309434312" calcext:value-type="float">
            <text:p>309 434 312</text:p>
          </table:table-cell>
        </table:table-row>
        <table:table-row table:style-name="ro1">
          <table:table-cell office:value-type="string" calcext:value-type="string">
            <text:p>32M</text:p>
          </table:table-cell>
          <table:table-cell table:formula="of:=32*1024*1024" office:value-type="float" office:value="33554432" calcext:value-type="float">
            <text:p>33554432</text:p>
          </table:table-cell>
          <table:table-cell office:value-type="float" office:value="65211" calcext:value-type="float">
            <text:p>65211</text:p>
          </table:table-cell>
          <table:table-cell table:style-name="ce1" table:formula="of:=[.C17]*[.B17]+[.D16]" office:value-type="float" office:value="18102388537344" calcext:value-type="float">
            <text:p>18 102 388 537 344</text:p>
          </table:table-cell>
          <table:table-cell table:style-name="ce2" table:formula="of:=[.E16]+[.C17]/[.$C$25]" office:value-type="percentage" office:value="0.998406343463837" calcext:value-type="percentage">
            <text:p>99,84 %</text:p>
          </table:table-cell>
          <table:table-cell table:style-name="ce1" table:formula="of:=([.$B17]/([.$F$25]*1024))*[.$C17]*[.$F$26]" office:value-type="float" office:value="16694016" calcext:value-type="float">
            <text:p>16 694 016</text:p>
          </table:table-cell>
          <table:table-cell table:style-name="ce1" table:formula="of:=[.F17]+[.G16]" office:value-type="float" office:value="412575992" calcext:value-type="float">
            <text:p>412 575 992</text:p>
          </table:table-cell>
          <table:table-cell table:style-name="ce1" table:formula="of:=([.$B17]/([.H$25]*1024))*[.$C17]*[.$F$26]" office:value-type="float" office:value="8347008" calcext:value-type="float">
            <text:p>8 347 008</text:p>
          </table:table-cell>
          <table:table-cell table:style-name="ce1" table:formula="of:=[.H17]+[.I16]" office:value-type="float" office:value="353772048" calcext:value-type="float">
            <text:p>353 772 048</text:p>
          </table:table-cell>
          <table:table-cell table:style-name="ce1" table:formula="of:=([.$B17]/([.J$25]*1024))*[.$C17]*[.$F$26]" office:value-type="float" office:value="4173504" calcext:value-type="float">
            <text:p>4 173 504</text:p>
          </table:table-cell>
          <table:table-cell table:style-name="ce1" table:formula="of:=[.J17]+[.K16]" office:value-type="float" office:value="326121224" calcext:value-type="float">
            <text:p>326 121 224</text:p>
          </table:table-cell>
          <table:table-cell table:style-name="ce1" table:formula="of:=([.$B17]/([.L$25]*1024))*[.$C17]*[.$F$26]" office:value-type="float" office:value="2086752" calcext:value-type="float">
            <text:p>2 086 752</text:p>
          </table:table-cell>
          <table:table-cell table:style-name="ce1" table:formula="of:=[.L17]+[.M16]" office:value-type="float" office:value="315692200" calcext:value-type="float">
            <text:p>315 692 200</text:p>
          </table:table-cell>
          <table:table-cell table:style-name="ce1" table:formula="of:=([.$B17]/([.N$25]*1024))*[.$C17]*[.$F$26]" office:value-type="float" office:value="1043376" calcext:value-type="float">
            <text:p>1 043 376</text:p>
          </table:table-cell>
          <table:table-cell table:style-name="ce1" table:formula="of:=[.N17]+[.O16]" office:value-type="float" office:value="310477688" calcext:value-type="float">
            <text:p>310 477 688</text:p>
          </table:table-cell>
        </table:table-row>
        <table:table-row table:style-name="ro1">
          <table:table-cell office:value-type="string" calcext:value-type="string">
            <text:p>64M</text:p>
          </table:table-cell>
          <table:table-cell table:formula="of:=64*1024*1024" office:value-type="float" office:value="67108864" calcext:value-type="float">
            <text:p>67108864</text:p>
          </table:table-cell>
          <table:table-cell office:value-type="float" office:value="50832" calcext:value-type="float">
            <text:p>50832</text:p>
          </table:table-cell>
          <table:table-cell table:style-name="ce1" table:formula="of:=[.C18]*[.B18]+[.D17]" office:value-type="float" office:value="21513666312192" calcext:value-type="float">
            <text:p>21 513 666 312 192</text:p>
          </table:table-cell>
          <table:table-cell table:style-name="ce2" table:formula="of:=[.E17]+[.C18]/[.$C$25]" office:value-type="percentage" office:value="0.999058320100212" calcext:value-type="percentage">
            <text:p>99,91 %</text:p>
          </table:table-cell>
          <table:table-cell table:style-name="ce1" table:formula="of:=([.$B18]/([.$F$25]*1024))*[.$C18]*[.$F$26]" office:value-type="float" office:value="26025984" calcext:value-type="float">
            <text:p>26 025 984</text:p>
          </table:table-cell>
          <table:table-cell table:style-name="ce1" table:formula="of:=[.F18]+[.G17]" office:value-type="float" office:value="438601976" calcext:value-type="float">
            <text:p>438 601 976</text:p>
          </table:table-cell>
          <table:table-cell table:style-name="ce1" table:formula="of:=([.$B18]/([.H$25]*1024))*[.$C18]*[.$F$26]" office:value-type="float" office:value="13012992" calcext:value-type="float">
            <text:p>13 012 992</text:p>
          </table:table-cell>
          <table:table-cell table:style-name="ce1" table:formula="of:=[.H18]+[.I17]" office:value-type="float" office:value="366785040" calcext:value-type="float">
            <text:p>366 785 040</text:p>
          </table:table-cell>
          <table:table-cell table:style-name="ce1" table:formula="of:=([.$B18]/([.J$25]*1024))*[.$C18]*[.$F$26]" office:value-type="float" office:value="6506496" calcext:value-type="float">
            <text:p>6 506 496</text:p>
          </table:table-cell>
          <table:table-cell table:style-name="ce1" table:formula="of:=[.J18]+[.K17]" office:value-type="float" office:value="332627720" calcext:value-type="float">
            <text:p>332 627 720</text:p>
          </table:table-cell>
          <table:table-cell table:style-name="ce1" table:formula="of:=([.$B18]/([.L$25]*1024))*[.$C18]*[.$F$26]" office:value-type="float" office:value="3253248" calcext:value-type="float">
            <text:p>3 253 248</text:p>
          </table:table-cell>
          <table:table-cell table:style-name="ce1" table:formula="of:=[.L18]+[.M17]" office:value-type="float" office:value="318945448" calcext:value-type="float">
            <text:p>318 945 448</text:p>
          </table:table-cell>
          <table:table-cell table:style-name="ce1" table:formula="of:=([.$B18]/([.N$25]*1024))*[.$C18]*[.$F$26]" office:value-type="float" office:value="1626624" calcext:value-type="float">
            <text:p>1 626 624</text:p>
          </table:table-cell>
          <table:table-cell table:style-name="ce1" table:formula="of:=[.N18]+[.O17]" office:value-type="float" office:value="312104312" calcext:value-type="float">
            <text:p>312 104 312</text:p>
          </table:table-cell>
        </table:table-row>
        <table:table-row table:style-name="ro1">
          <table:table-cell office:value-type="string" calcext:value-type="string">
            <text:p>128M</text:p>
          </table:table-cell>
          <table:table-cell table:formula="of:=128*1024*1024" office:value-type="float" office:value="134217728" calcext:value-type="float">
            <text:p>134217728</text:p>
          </table:table-cell>
          <table:table-cell office:value-type="float" office:value="33947" calcext:value-type="float">
            <text:p>33947</text:p>
          </table:table-cell>
          <table:table-cell table:style-name="ce1" table:formula="of:=[.C19]*[.B19]+[.D18]" office:value-type="float" office:value="26069955524608" calcext:value-type="float">
            <text:p>26 069 955 524 608</text:p>
          </table:table-cell>
          <table:table-cell table:style-name="ce2" table:formula="of:=[.E18]+[.C19]/[.$C$25]" office:value-type="percentage" office:value="0.999493727931401" calcext:value-type="percentage">
            <text:p>99,95 %</text:p>
          </table:table-cell>
          <table:table-cell table:style-name="ce1" table:formula="of:=([.$B19]/([.$F$25]*1024))*[.$C19]*[.$F$26]" office:value-type="float" office:value="34761728" calcext:value-type="float">
            <text:p>34 761 728</text:p>
          </table:table-cell>
          <table:table-cell table:style-name="ce1" table:formula="of:=[.F19]+[.G18]" office:value-type="float" office:value="473363704" calcext:value-type="float">
            <text:p>473 363 704</text:p>
          </table:table-cell>
          <table:table-cell table:style-name="ce1" table:formula="of:=([.$B19]/([.H$25]*1024))*[.$C19]*[.$F$26]" office:value-type="float" office:value="17380864" calcext:value-type="float">
            <text:p>17 380 864</text:p>
          </table:table-cell>
          <table:table-cell table:style-name="ce1" table:formula="of:=[.H19]+[.I18]" office:value-type="float" office:value="384165904" calcext:value-type="float">
            <text:p>384 165 904</text:p>
          </table:table-cell>
          <table:table-cell table:style-name="ce1" table:formula="of:=([.$B19]/([.J$25]*1024))*[.$C19]*[.$F$26]" office:value-type="float" office:value="8690432" calcext:value-type="float">
            <text:p>8 690 432</text:p>
          </table:table-cell>
          <table:table-cell table:style-name="ce1" table:formula="of:=[.J19]+[.K18]" office:value-type="float" office:value="341318152" calcext:value-type="float">
            <text:p>341 318 152</text:p>
          </table:table-cell>
          <table:table-cell table:style-name="ce1" table:formula="of:=([.$B19]/([.L$25]*1024))*[.$C19]*[.$F$26]" office:value-type="float" office:value="4345216" calcext:value-type="float">
            <text:p>4 345 216</text:p>
          </table:table-cell>
          <table:table-cell table:style-name="ce1" table:formula="of:=[.L19]+[.M18]" office:value-type="float" office:value="323290664" calcext:value-type="float">
            <text:p>323 290 664</text:p>
          </table:table-cell>
          <table:table-cell table:style-name="ce1" table:formula="of:=([.$B19]/([.N$25]*1024))*[.$C19]*[.$F$26]" office:value-type="float" office:value="2172608" calcext:value-type="float">
            <text:p>2 172 608</text:p>
          </table:table-cell>
          <table:table-cell table:style-name="ce1" table:formula="of:=[.N19]+[.O18]" office:value-type="float" office:value="314276920" calcext:value-type="float">
            <text:p>314 276 920</text:p>
          </table:table-cell>
        </table:table-row>
        <table:table-row table:style-name="ro1">
          <table:table-cell office:value-type="string" calcext:value-type="string">
            <text:p>256M</text:p>
          </table:table-cell>
          <table:table-cell table:formula="of:=256*1024*1024" office:value-type="float" office:value="268435456" calcext:value-type="float">
            <text:p>268435456</text:p>
          </table:table-cell>
          <table:table-cell office:value-type="float" office:value="21338" calcext:value-type="float">
            <text:p>21338</text:p>
          </table:table-cell>
          <table:table-cell table:style-name="ce1" table:formula="of:=[.C20]*[.B20]+[.D19]" office:value-type="float" office:value="31797831284736" calcext:value-type="float">
            <text:p>31 797 831 284 736</text:p>
          </table:table-cell>
          <table:table-cell table:style-name="ce2" table:formula="of:=[.E19]+[.C20]/[.$C$25]" office:value-type="percentage" office:value="0.999767411388023" calcext:value-type="percentage">
            <text:p>99,98 %</text:p>
          </table:table-cell>
          <table:table-cell table:style-name="ce1" table:formula="of:=([.$B20]/([.$F$25]*1024))*[.$C20]*[.$F$26]" office:value-type="float" office:value="43700224" calcext:value-type="float">
            <text:p>43 700 224</text:p>
          </table:table-cell>
          <table:table-cell table:style-name="ce1" table:formula="of:=[.F20]+[.G19]" office:value-type="float" office:value="517063928" calcext:value-type="float">
            <text:p>517 063 928</text:p>
          </table:table-cell>
          <table:table-cell table:style-name="ce1" table:formula="of:=([.$B20]/([.H$25]*1024))*[.$C20]*[.$F$26]" office:value-type="float" office:value="21850112" calcext:value-type="float">
            <text:p>21 850 112</text:p>
          </table:table-cell>
          <table:table-cell table:style-name="ce1" table:formula="of:=[.H20]+[.I19]" office:value-type="float" office:value="406016016" calcext:value-type="float">
            <text:p>406 016 016</text:p>
          </table:table-cell>
          <table:table-cell table:style-name="ce1" table:formula="of:=([.$B20]/([.J$25]*1024))*[.$C20]*[.$F$26]" office:value-type="float" office:value="10925056" calcext:value-type="float">
            <text:p>10 925 056</text:p>
          </table:table-cell>
          <table:table-cell table:style-name="ce1" table:formula="of:=[.J20]+[.K19]" office:value-type="float" office:value="352243208" calcext:value-type="float">
            <text:p>352 243 208</text:p>
          </table:table-cell>
          <table:table-cell table:style-name="ce1" table:formula="of:=([.$B20]/([.L$25]*1024))*[.$C20]*[.$F$26]" office:value-type="float" office:value="5462528" calcext:value-type="float">
            <text:p>5 462 528</text:p>
          </table:table-cell>
          <table:table-cell table:style-name="ce1" table:formula="of:=[.L20]+[.M19]" office:value-type="float" office:value="328753192" calcext:value-type="float">
            <text:p>328 753 192</text:p>
          </table:table-cell>
          <table:table-cell table:style-name="ce1" table:formula="of:=([.$B20]/([.N$25]*1024))*[.$C20]*[.$F$26]" office:value-type="float" office:value="2731264" calcext:value-type="float">
            <text:p>2 731 264</text:p>
          </table:table-cell>
          <table:table-cell table:style-name="ce1" table:formula="of:=[.N20]+[.O19]" office:value-type="float" office:value="317008184" calcext:value-type="float">
            <text:p>317 008 184</text:p>
          </table:table-cell>
        </table:table-row>
        <table:table-row table:style-name="ro1">
          <table:table-cell office:value-type="string" calcext:value-type="string">
            <text:p>512M</text:p>
          </table:table-cell>
          <table:table-cell table:formula="of:=512*1024*1024" office:value-type="float" office:value="536870912" calcext:value-type="float">
            <text:p>536870912</text:p>
          </table:table-cell>
          <table:table-cell office:value-type="float" office:value="8066" calcext:value-type="float">
            <text:p>8066</text:p>
          </table:table-cell>
          <table:table-cell table:style-name="ce1" table:formula="of:=[.C21]*[.B21]+[.D20]" office:value-type="float" office:value="36128232060928" calcext:value-type="float">
            <text:p>36 128 232 060 928</text:p>
          </table:table-cell>
          <table:table-cell table:style-name="ce2" table:formula="of:=[.E20]+[.C21]/[.$C$25]" office:value-type="percentage" office:value="0.999870866761587" calcext:value-type="percentage">
            <text:p>99,99 %</text:p>
          </table:table-cell>
          <table:table-cell table:style-name="ce1" table:formula="of:=([.$B21]/([.$F$25]*1024))*[.$C21]*[.$F$26]" office:value-type="float" office:value="33038336" calcext:value-type="float">
            <text:p>33 038 336</text:p>
          </table:table-cell>
          <table:table-cell table:style-name="ce3" table:formula="of:=[.F21]+[.G20]" office:value-type="float" office:value="550102264" calcext:value-type="float">
            <text:p>550 102 264</text:p>
          </table:table-cell>
          <table:table-cell table:style-name="ce1" table:formula="of:=([.$B21]/([.H$25]*1024))*[.$C21]*[.$F$26]" office:value-type="float" office:value="16519168" calcext:value-type="float">
            <text:p>16 519 168</text:p>
          </table:table-cell>
          <table:table-cell table:style-name="ce3" table:formula="of:=[.H21]+[.I20]" office:value-type="float" office:value="422535184" calcext:value-type="float">
            <text:p>422 535 184</text:p>
          </table:table-cell>
          <table:table-cell table:style-name="ce1" table:formula="of:=([.$B21]/([.J$25]*1024))*[.$C21]*[.$F$26]" office:value-type="float" office:value="8259584" calcext:value-type="float">
            <text:p>8 259 584</text:p>
          </table:table-cell>
          <table:table-cell table:style-name="ce3" table:formula="of:=[.J21]+[.K20]" office:value-type="float" office:value="360502792" calcext:value-type="float">
            <text:p>360 502 792</text:p>
          </table:table-cell>
          <table:table-cell table:style-name="ce1" table:formula="of:=([.$B21]/([.L$25]*1024))*[.$C21]*[.$F$26]" office:value-type="float" office:value="4129792" calcext:value-type="float">
            <text:p>4 129 792</text:p>
          </table:table-cell>
          <table:table-cell table:style-name="ce3" table:formula="of:=[.L21]+[.M20]" office:value-type="float" office:value="332882984" calcext:value-type="float">
            <text:p>332 882 984</text:p>
          </table:table-cell>
          <table:table-cell table:style-name="ce1" table:formula="of:=([.$B21]/([.N$25]*1024))*[.$C21]*[.$F$26]" office:value-type="float" office:value="2064896" calcext:value-type="float">
            <text:p>2 064 896</text:p>
          </table:table-cell>
          <table:table-cell table:style-name="ce3" table:formula="of:=[.N21]+[.O20]" office:value-type="float" office:value="319073080" calcext:value-type="float">
            <text:p>319 073 080</text:p>
          </table:table-cell>
        </table:table-row>
        <table:table-row table:style-name="ro1">
          <table:table-cell office:value-type="string" calcext:value-type="string">
            <text:p>&gt; 1G</text:p>
          </table:table-cell>
          <table:table-cell table:formula="of:=4*1024*1024*1024" office:value-type="float" office:value="4294967296" calcext:value-type="float">
            <text:p>4294967296</text:p>
          </table:table-cell>
          <table:table-cell office:value-type="float" office:value="10068" calcext:value-type="float">
            <text:p>10068</text:p>
          </table:table-cell>
          <table:table-cell table:style-name="ce1" table:formula="of:=[.C22]*[.B22]+[.D21]" office:value-type="float" office:value="79369962797056" calcext:value-type="float">
            <text:p>79 369 962 797 056</text:p>
          </table:table-cell>
          <table:table-cell table:style-name="ce2" table:formula="of:=[.E21]+[.C22]/[.$C$25]" office:value-type="percentage" office:value="1" calcext:value-type="percentage">
            <text:p>100,00 %</text:p>
          </table:table-cell>
          <table:table-cell table:style-name="ce1" table:formula="of:=([.$B22]/([.$F$25]*1024))*[.$C22]*[.$F$26]" office:value-type="float" office:value="329908224" calcext:value-type="float">
            <text:p>329 908 224</text:p>
          </table:table-cell>
          <table:table-cell table:style-name="ce3" table:formula="of:=[.F22]+[.G21]" office:value-type="float" office:value="880010488" calcext:value-type="float">
            <text:p>880 010 488</text:p>
          </table:table-cell>
          <table:table-cell table:style-name="ce1" table:formula="of:=([.$B22]/([.H$25]*1024))*[.$C22]*[.$F$26]" office:value-type="float" office:value="164954112" calcext:value-type="float">
            <text:p>164 954 112</text:p>
          </table:table-cell>
          <table:table-cell table:style-name="ce3" table:formula="of:=[.H22]+[.I21]" office:value-type="float" office:value="587489296" calcext:value-type="float">
            <text:p>587 489 296</text:p>
          </table:table-cell>
          <table:table-cell table:style-name="ce1" table:formula="of:=([.$B22]/([.J$25]*1024))*[.$C22]*[.$F$26]" office:value-type="float" office:value="82477056" calcext:value-type="float">
            <text:p>82 477 056</text:p>
          </table:table-cell>
          <table:table-cell table:style-name="ce3" table:formula="of:=[.J22]+[.K21]" office:value-type="float" office:value="442979848" calcext:value-type="float">
            <text:p>442 979 848</text:p>
          </table:table-cell>
          <table:table-cell table:style-name="ce1" table:formula="of:=([.$B22]/([.L$25]*1024))*[.$C22]*[.$F$26]" office:value-type="float" office:value="41238528" calcext:value-type="float">
            <text:p>41 238 528</text:p>
          </table:table-cell>
          <table:table-cell table:style-name="ce3" table:formula="of:=[.L22]+[.M21]" office:value-type="float" office:value="374121512" calcext:value-type="float">
            <text:p>374 121 512</text:p>
          </table:table-cell>
          <table:table-cell table:style-name="ce1" table:formula="of:=([.$B22]/([.N$25]*1024))*[.$C22]*[.$F$26]" office:value-type="float" office:value="20619264" calcext:value-type="float">
            <text:p>20 619 264</text:p>
          </table:table-cell>
          <table:table-cell table:style-name="ce3" table:formula="of:=[.N22]+[.O21]" office:value-type="float" office:value="339692344" calcext:value-type="float">
            <text:p>339 692 344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formula="of:=SUM([.C2:.C22])" office:value-type="float" office:value="77965984" calcext:value-type="float">
            <text:p>7796598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2048" calcext:value-type="float">
            <text:p>2048</text:p>
          </table:table-cell>
          <table:table-cell/>
          <table:table-cell office:value-type="float" office:value="4096" calcext:value-type="float">
            <text:p>4096</text:p>
          </table:table-cell>
          <table:table-cell/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5,7G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 &lt;&lt; 10</text:p>
          </table:table-cell>
          <table:table-cell office:value-type="string" calcext:value-type="string">
            <text:p>30s</text:p>
          </table:table-cell>
          <table:table-cell office:value-type="string" calcext:value-type="string">
            <text:p>57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 &lt;&lt; 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 &lt;&lt; 12</text:p>
          </table:table-cell>
          <table:table-cell office:value-type="string" calcext:value-type="string">
            <text:p>30s</text:p>
          </table:table-cell>
          <table:table-cell office:value-type="string" calcext:value-type="string">
            <text:p>57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 &lt;&lt; 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 &lt;&lt; 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 &lt;&lt; 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 &lt;&lt; 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 &lt;&lt; 17</text:p>
          </table:table-cell>
          <table:table-cell office:value-type="string" calcext:value-type="string">
            <text:p>30s</text:p>
          </table:table-cell>
          <table:table-cell office:value-type="string" calcext:value-type="string">
            <text:p>57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 &lt;&lt; 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 &lt;&lt; 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 &lt;&lt;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 &lt;&lt; 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 &lt;&lt; 22</text:p>
          </table:table-cell>
          <table:table-cell office:value-type="string" calcext:value-type="string">
            <text:p>30s</text:p>
          </table:table-cell>
          <table:table-cell office:value-type="string" calcext:value-type="string">
            <text:p>56s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0:09:10.011140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8:49:58.104403680</meta:creation-date>
    <dc:date>2021-01-30T12:19:44.002487571</dc:date>
    <meta:editing-duration>PT33M18S</meta:editing-duration>
    <meta:editing-cycles>6</meta:editing-cycles>
    <meta:generator>LibreOffice/6.1.5.2$Linux_X86_64 LibreOffice_project/10$Build-2</meta:generator>
    <meta:document-statistic meta:table-count="1" meta:cell-count="349" meta:object-count="0"/>
  </office:meta>
</office:document-meta>
</file>